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1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2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3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4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5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style:letter-kerning="false" fo:font-size="11pt" style:font-size-asian="11pt" style:font-size-complex="11pt" fo:language="pt"/>
    </style:style>
    <style:style style:name="P68" style:parent-style-name="Normal" style:family="paragraph">
      <style:paragraph-properties fo:widows="0" fo:orphans="0" style:text-autospace="none" fo:margin-bottom="0.1388in" fo:line-height="115%"/>
    </style:style>
    <style:style style:name="T69" style:parent-style-name="Fonteparág.padrão" style:family="text">
      <style:text-properties style:font-name="Calibri" style:font-name-complex="Calibri" style:letter-kerning="false" fo:font-size="11pt" style:font-size-asian="11pt" style:font-size-complex="11pt" fo:language="pt"/>
    </style:style>
  </office:automatic-styles>
  <office:body>
    <office:text text:use-soft-page-breaks="true">
      <text:p text:style-name="P1">&lt;!DOCTYPE html&gt;</text:p>
      <text:p text:style-name="P2">&lt;html lang="pt-BR"&gt;</text:p>
      <text:p text:style-name="P3">&lt;head&gt;</text:p>
      <text:p text:style-name="P4"><text:s text:c="4"/>&lt;meta charset="UTF-8"&gt;</text:p>
      <text:p text:style-name="P5"><text:s text:c="4"/>&lt;meta name="viewport" content="width=device-width, initial-scale=1.0"&gt;</text:p>
      <text:p text:style-name="P6"><text:s text:c="4"/>&lt;title&gt;Inspeção Térmica - Seu Nome&lt;/title&gt;</text:p>
      <text:p text:style-name="P7"><text:s text:c="4"/>&lt;style&gt;</text:p>
      <text:p text:style-name="P8"><text:s text:c="8"/>body { font-family: Arial, sans-serif; background-color: #f4f4f4; color: #333; }</text:p>
      <text:p text:style-name="P9"><text:s text:c="8"/>header { background-color: #333; color: #fff; padding: 1em 0; text-align: center; }</text:p>
      <text:p text:style-name="P10"><text:s text:c="8"/>.container { width: 80%; margin: auto; overflow: hidden; }</text:p>
      <text:p text:style-name="P11"><text:s text:c="8"/>section { padding: 2em 0; }</text:p>
      <text:p text:style-name="P12"><text:s text:c="8"/>.content { background: #fff; padding: 2em; margin-bottom: 1em; box-shadow: 0 0 10px rgba(0,0,0,0.1); }</text:p>
      <text:p text:style-name="P13"><text:s text:c="8"/>footer { background-color: #333; color: #fff; text-align: center; padding: 1em 0; }</text:p>
      <text:p text:style-name="P14"><text:s text:c="4"/>&lt;/style&gt;</text:p>
      <text:p text:style-name="P15">&lt;/head&gt;</text:p>
      <text:p text:style-name="P16">&lt;body&gt;</text:p>
      <text:p text:style-name="P17"><text:s text:c="4"/>&lt;header&gt;</text:p>
      <text:p text:style-name="P18"><text:s text:c="8"/>&lt;h1&gt;Seu Nome - Serviços de Inspeção Térmica&lt;/h1&gt;</text:p>
      <text:p text:style-name="P19"><text:s text:c="4"/>&lt;/header&gt;</text:p>
      <text:p text:style-name="P20"><text:s text:c="4"/>&lt;div class="container"&gt;</text:p>
      <text:p text:style-name="P21"><text:s text:c="8"/>&lt;section class="content"&gt;</text:p>
      <text:p text:style-name="P22"><text:s text:c="12"/>&lt;h2&gt;O que é Inspeção Térmica?&lt;/h2&gt;</text:p>
      <text:p text:style-name="P23"><text:s text:c="12"/>&lt;p&gt;A inspeção térmica utiliza câmeras de imagem térmica para detectar anomalias de temperatura em sistemas elétricos. Isso permite identificar problemas como conexões soltas, sobrecargas e componentes defeituosos antes que causem falhas ou incêndios.&lt;/p&gt;</text:p>
      <text:p text:style-name="P24"><text:s text:c="8"/>&lt;/section&gt;</text:p>
      <text:soft-page-break/>
      <text:p text:style-name="P25"><text:s text:c="8"/>&lt;section class="content"&gt;</text:p>
      <text:p text:style-name="P26"><text:s text:c="12"/>&lt;h2&gt;Benefícios da Inspeção Térmica&lt;/h2&gt;</text:p>
      <text:p text:style-name="P27"><text:s text:c="12"/>&lt;ul&gt;</text:p>
      <text:p text:style-name="P28"><text:s text:c="16"/>&lt;li&gt;Detecção precoce de problemas elétricos&lt;/li&gt;</text:p>
      <text:p text:style-name="P29"><text:s text:c="16"/>&lt;li&gt;Prevenção de falhas e incêndios&lt;/li&gt;</text:p>
      <text:p text:style-name="P30"><text:s text:c="16"/>&lt;li&gt;Economia em reparos e manutenção&lt;/li&gt;</text:p>
      <text:p text:style-name="P31"><text:s text:c="16"/>&lt;li&gt;Segurança aumentada&lt;/li&gt;</text:p>
      <text:p text:style-name="P32"><text:s text:c="16"/>&lt;li&gt;Relatórios detalhados com imagens térmicas&lt;/li&gt;</text:p>
      <text:p text:style-name="P33"><text:s text:c="12"/>&lt;/ul&gt;</text:p>
      <text:p text:style-name="P34"><text:s text:c="8"/>&lt;/section&gt;</text:p>
      <text:p text:style-name="P35"><text:s text:c="8"/>&lt;section class="content"&gt;</text:p>
      <text:p text:style-name="P36"><text:s text:c="12"/>&lt;h2&gt;Como Funciona?&lt;/h2&gt;</text:p>
      <text:p text:style-name="P37"><text:s text:c="12"/>&lt;ol&gt;</text:p>
      <text:p text:style-name="P38"><text:s text:c="16"/>&lt;li&gt;Agendamento da inspeção&lt;/li&gt;</text:p>
      <text:p text:style-name="P39"><text:s text:c="16"/>&lt;li&gt;Visita ao local e escaneamento térmico&lt;/li&gt;</text:p>
      <text:p text:style-name="P40"><text:s text:c="16"/>&lt;li&gt;Análise das imagens térmicas&lt;/li&gt;</text:p>
      <text:p text:style-name="P41"><text:s text:c="16"/>&lt;li&gt;Relatório detalhado com recomendações&lt;/li&gt;</text:p>
      <text:p text:style-name="P42"><text:s text:c="16"/>&lt;li&gt;Execução dos reparos necessários&lt;/li&gt;</text:p>
      <text:p text:style-name="P43"><text:s text:c="12"/>&lt;/ol&gt;</text:p>
      <text:p text:style-name="P44"><text:s text:c="8"/>&lt;/section&gt;</text:p>
      <text:p text:style-name="P45"><text:s text:c="8"/>&lt;section class="content"&gt;</text:p>
      <text:p text:style-name="P46"><text:s text:c="12"/>&lt;h2&gt;Depoimentos&lt;/h2&gt;</text:p>
      <text:p text:style-name="P47"><text:s text:c="12"/>&lt;blockquote&gt;"A inspeção térmica identificou um ponto quente no nosso quadro de distribuição que poderia ter causado um incêndio. Muito grato pelo serviço!" - Cliente Satisfeito&lt;/blockquote&gt;</text:p>
      <text:p text:style-name="P48"><text:s text:c="12"/>&lt;blockquote&gt;"Economizamos muito dinheiro com a manutenção preventiva proporcionada pela inspeção térmica." - Empresa X&lt;/blockquote&gt;</text:p>
      <text:soft-page-break/>
      <text:p text:style-name="P49"><text:s text:c="8"/>&lt;/section&gt;</text:p>
      <text:p text:style-name="P50"><text:s text:c="8"/>&lt;section class="content"&gt;</text:p>
      <text:p text:style-name="P51"><text:s text:c="12"/>&lt;h2&gt;Contato&lt;/h2&gt;</text:p>
      <text:p text:style-name="P52"><text:s text:c="12"/>&lt;p&gt;Para agendar uma inspeção térmica ou saber mais sobre nossos serviços, entre em contato conosco:&lt;/p&gt;</text:p>
      <text:p text:style-name="P53"><text:s text:c="12"/>&lt;form action="mailto:seuemail@exemplo.com" method="post" enctype="text/plain"&gt;</text:p>
      <text:p text:style-name="P54"><text:s text:c="16"/>&lt;label for="nome"&gt;Nome:&lt;/label&gt;</text:p>
      <text:p text:style-name="P55"><text:s text:c="16"/>&lt;input type="text" id="nome" name="nome" required&gt;</text:p>
      <text:p text:style-name="P56"><text:s text:c="16"/>&lt;label for="email"&gt;Email:&lt;/label&gt;</text:p>
      <text:p text:style-name="P57"><text:s text:c="16"/>&lt;input type="email" id="email" name="email" required&gt;</text:p>
      <text:p text:style-name="P58"><text:s text:c="16"/>&lt;label for="mensagem"&gt;Mensagem:&lt;/label&gt;</text:p>
      <text:p text:style-name="P59"><text:s text:c="16"/>&lt;textarea id="mensagem" name="mensagem" rows="4" required&gt;&lt;/textarea&gt;</text:p>
      <text:p text:style-name="P60"><text:s text:c="16"/>&lt;input type="submit" value="Enviar"&gt;</text:p>
      <text:p text:style-name="P61"><text:s text:c="12"/>&lt;/form&gt;</text:p>
      <text:p text:style-name="P62"><text:s text:c="8"/>&lt;/section&gt;</text:p>
      <text:p text:style-name="P63"><text:s text:c="4"/>&lt;/div&gt;</text:p>
      <text:p text:style-name="P64"><text:s text:c="4"/>&lt;footer&gt;</text:p>
      <text:p text:style-name="P65"><text:s text:c="8"/>&lt;p&gt;&amp;copy; 2024 Seu Nome. Todos os direitos reservados.&lt;/p&gt;</text:p>
      <text:p text:style-name="P66"><text:s text:c="4"/>&lt;/footer&gt;</text:p>
      <text:p text:style-name="P67">&lt;/body&gt;</text:p>
      <text:p text:style-name="P68"><text:span text:style-name="T69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ernando Quint Dorta do Amaral</meta:initial-creator>
    <dc:creator>Fernando Quint Dorta do Amaral</dc:creator>
    <meta:creation-date>2024-06-20T14:51:00Z</meta:creation-date>
    <dc:date>2024-06-20T14:51:00Z</dc:date>
    <meta:template xlink:href="Normal" xlink:type="simple"/>
    <meta:editing-cycles>2</meta:editing-cycles>
    <meta:editing-duration>PT120S</meta:editing-duration>
    <meta:document-statistic meta:page-count="3" meta:paragraph-count="6" meta:word-count="521" meta:character-count="3329" meta:row-count="23" meta:non-whitespace-character-count="2814"/>
  </office:meta>
</office:document-meta>
</file>